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UtilsTests.spl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Tests.doTestStringArrayReverseTransformationMatches( String [ ] s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UtilsTests.stripFilename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Tests.commaDelimitedListToStringArrayEmptyString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UtilsTests.commaDelimitedListToStringArraySingl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Tests.removeDuplicate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Tests.repl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UtilsTests.parseLocaleWithSameLowercaseTokenForLanguageAnd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UtilsTests.parseLocaleWithMultiValuedVariantUsingMixtureOfUnderscoresAndSpacesAsSepar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Tests.trimLeadingCharac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UtilsTests.trimAll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UtilsTests.substring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ingUtilsTests.path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ringUtilsTests.quoteIf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Tests.trimTrailing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UtilsTests.endsWithIgnore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ringUtilsTests.commaDelimitedListToStringArrayWithOtherPunctu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UtilsTests.parseJava7Vari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Tests.tokenizeToString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UtilsTests.splitArrayElementsIntoPropertiesAndDeleted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Tests.getFilename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Tests.contains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UtilsTests.clea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tringUtilsTests.delimitedListToStringArrayWithSemicol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Tests.parseLocaleStringWithEmptyCountryAndVari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Tests.delimitedListToStringArrayWithCom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Tests.tokenizeToStringArrayWithNotTrimToke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UtilsTests.matchesCharac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Tests.parseLocaleWithMultiValuedVariantUsingSpacesAsSepar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Tests.invalidLocaleWithLocal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Tests.trimTrailingCharac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UtilsTests.parseLocaleWithVariantContainingCountry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Tests.commaDelimitedListToStringArrayWithNullProducesEmpt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UtilsTests.invalidLocaleWithLanguag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Tests.splitArrayElementsInto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Tests.deleteA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UtilsTests.sortStri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UtilsTests.collectionToDelimitedStringWithNullValuesShouldNot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Tests.capit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UtilsTests.trimLeading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UtilsTests.hasTextBla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UtilsTests.hasText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Tests.availableLocalesWithLanguageTa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UtilsTests.delimitedListToStringArrayWithEmpty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UtilsTests.concatenateString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Tests.splitWithEmptyStringOr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UtilsTests.parseLocaleWithMultiSpecialCharactersInVari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Tests.uncapit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UtilsTests.parseLocaleWithInvalid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UtilsTests.hasTextNull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UtilsTests.delimitedListToStringArrayWithNull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UtilsTests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UtilsTests.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UtilsTests.startsWithIgnore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ringUtilsTests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ringUtilsTests.countOccurrencesO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ringUtilsTests.trim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UtilsTests.parseLocaleStringSunny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Tests.tokenizeToStringArrayWithNotIgnoreEmptyToke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UtilsTests.availableLocalesWithLocale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UtilsTests.parseLocaleWithMultiValuedVari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Tests.parseLocaleStringWithEmptyLocaleStringYieldsNull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UtilsTests.commaDelimitedListToStringArrayMatchWo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UtilsTests.commaDelimitedListToStringArrayWithEmptyStringProducesEmpt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UtilsTests.deleteAny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UtilsTests.doTestCommaDelimitedListToStringArrayLegalMatch( String [ ] compon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UtilsTests.unqual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